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Utils.hasAncestorOfType( Tag tag , Class &lt; ? &gt; ancestorTag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gUtils.getScope( String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gUtils.assertHasAncestorOfType( Tag tag , Class &lt; ? &gt; ancestorTagClass , String tagName , String ancestor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